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STEER</text:p>
          </table:table-cell>
          <table:table-cell office:value-type="string">
            <text:p>UDP</text:p>
          </table:table-cell>
          <table:table-cell office:value-type="string">
            <text:p>STEER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ROUND([.B2]*255+1)" office:value-type="float" office:value="1">
            <text:p>1</text:p>
          </table:table-cell>
          <table:table-cell table:formula="of:=[.C2]-256" office:value-type="float" office:value="-255">
            <text:p>-255</text:p>
          </table:table-cell>
          <table:table-cell table:formula="of:=MIN(255-[.D2]*2; 255)" office:value-type="float" office:value="255">
            <text:p>255</text:p>
          </table:table-cell>
          <table:table-cell table:formula="of:=MIN(255+[.D2]*2; 255)" office:value-type="float" office:value="-255">
            <text:p>-255</text:p>
          </table:table-cell>
          <table:table-cell table:number-columns-repeated="2"/>
          <table:table-cell>
            <draw:frame table:end-cell-address="List1.P23" table:end-x="0.1157in" table:end-y="0.0665in" draw:z-index="0" draw:style-name="gr1" draw:text-style-name="P1" svg:width="6.2988in" svg:height="3.5429in" svg:x="0.0398in" svg:y="0.0394in">
              <draw:object draw:notify-on-update-of-ranges="List1.E1:List1.E1 List1.E1:List1.E22 List1.F1:List1.F1 List1.F1:List1.F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ROUND([.B3]*255+1)" office:value-type="float" office:value="27">
            <text:p>27</text:p>
          </table:table-cell>
          <table:table-cell table:formula="of:=[.C3]-256" office:value-type="float" office:value="-229">
            <text:p>-229</text:p>
          </table:table-cell>
          <table:table-cell table:formula="of:=MIN(255-[.D3]*2; 255)" office:value-type="float" office:value="255">
            <text:p>255</text:p>
          </table:table-cell>
          <table:table-cell table:formula="of:=MIN(255+[.D3]*2; 255)" office:value-type="float" office:value="-203">
            <text:p>-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ROUND([.B4]*255+1)" office:value-type="float" office:value="52">
            <text:p>52</text:p>
          </table:table-cell>
          <table:table-cell table:formula="of:=[.C4]-256" office:value-type="float" office:value="-204">
            <text:p>-204</text:p>
          </table:table-cell>
          <table:table-cell table:formula="of:=MIN(255-[.D4]*2; 255)" office:value-type="float" office:value="255">
            <text:p>255</text:p>
          </table:table-cell>
          <table:table-cell table:formula="of:=MIN(255+[.D4]*2; 255)" office:value-type="float" office:value="-153">
            <text:p>-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ROUND([.B5]*255+1)" office:value-type="float" office:value="78">
            <text:p>78</text:p>
          </table:table-cell>
          <table:table-cell table:formula="of:=[.C5]-256" office:value-type="float" office:value="-178">
            <text:p>-178</text:p>
          </table:table-cell>
          <table:table-cell table:formula="of:=MIN(255-[.D5]*2; 255)" office:value-type="float" office:value="255">
            <text:p>255</text:p>
          </table:table-cell>
          <table:table-cell table:formula="of:=MIN(255+[.D5]*2; 255)" office:value-type="float" office:value="-101">
            <text:p>-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ROUND([.B6]*255+1)" office:value-type="float" office:value="103">
            <text:p>103</text:p>
          </table:table-cell>
          <table:table-cell table:formula="of:=[.C6]-256" office:value-type="float" office:value="-153">
            <text:p>-153</text:p>
          </table:table-cell>
          <table:table-cell table:formula="of:=MIN(255-[.D6]*2; 255)" office:value-type="float" office:value="255">
            <text:p>255</text:p>
          </table:table-cell>
          <table:table-cell table:formula="of:=MIN(255+[.D6]*2; 255)" office:value-type="float" office:value="-51">
            <text:p>-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ROUND([.B7]*255+1)" office:value-type="float" office:value="129">
            <text:p>129</text:p>
          </table:table-cell>
          <table:table-cell table:formula="of:=[.C7]-256" office:value-type="float" office:value="-127">
            <text:p>-127</text:p>
          </table:table-cell>
          <table:table-cell table:formula="of:=MIN(255-[.D7]*2; 255)" office:value-type="float" office:value="255">
            <text:p>255</text:p>
          </table:table-cell>
          <table:table-cell table:formula="of:=MIN(255+[.D7]*2; 255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ROUND([.B8]*255+1)" office:value-type="float" office:value="154">
            <text:p>154</text:p>
          </table:table-cell>
          <table:table-cell table:formula="of:=[.C8]-256" office:value-type="float" office:value="-102">
            <text:p>-102</text:p>
          </table:table-cell>
          <table:table-cell table:formula="of:=MIN(255-[.D8]*2; 255)" office:value-type="float" office:value="255">
            <text:p>255</text:p>
          </table:table-cell>
          <table:table-cell table:formula="of:=MIN(255+[.D8]*2; 255)" office:value-type="float" office:value="51">
            <text:p>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ROUND([.B9]*255+1)" office:value-type="float" office:value="180">
            <text:p>180</text:p>
          </table:table-cell>
          <table:table-cell table:formula="of:=[.C9]-256" office:value-type="float" office:value="-76">
            <text:p>-76</text:p>
          </table:table-cell>
          <table:table-cell table:formula="of:=MIN(255-[.D9]*2; 255)" office:value-type="float" office:value="255">
            <text:p>255</text:p>
          </table:table-cell>
          <table:table-cell table:formula="of:=MIN(255+[.D9]*2; 255)" office:value-type="float" office:value="103">
            <text:p>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ROUND([.B10]*255+1)" office:value-type="float" office:value="205">
            <text:p>205</text:p>
          </table:table-cell>
          <table:table-cell table:formula="of:=[.C10]-256" office:value-type="float" office:value="-51">
            <text:p>-51</text:p>
          </table:table-cell>
          <table:table-cell table:formula="of:=MIN(255-[.D10]*2; 255)" office:value-type="float" office:value="255">
            <text:p>255</text:p>
          </table:table-cell>
          <table:table-cell table:formula="of:=MIN(255+[.D10]*2; 255)" office:value-type="float" office:value="153">
            <text:p>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ROUND([.B11]*255+1)" office:value-type="float" office:value="231">
            <text:p>231</text:p>
          </table:table-cell>
          <table:table-cell table:formula="of:=[.C11]-256" office:value-type="float" office:value="-25">
            <text:p>-25</text:p>
          </table:table-cell>
          <table:table-cell table:formula="of:=MIN(255-[.D11]*2; 255)" office:value-type="float" office:value="255">
            <text:p>255</text:p>
          </table:table-cell>
          <table:table-cell table:formula="of:=MIN(255+[.D11]*2; 255)" office:value-type="float" office:value="205">
            <text:p>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ROUND([.B12]*255+1)" office:value-type="float" office:value="256">
            <text:p>256</text:p>
          </table:table-cell>
          <table:table-cell table:formula="of:=[.C12]-256" office:value-type="float" office:value="0">
            <text:p>0</text:p>
          </table:table-cell>
          <table:table-cell table:formula="of:=MIN(255-[.D12]*2; 255)" office:value-type="float" office:value="255">
            <text:p>255</text:p>
          </table:table-cell>
          <table:table-cell table:formula="of:=MIN(255+[.D12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">
            <text:p>1.1</text:p>
          </table:table-cell>
          <table:table-cell table:formula="of:=ROUND([.B13]*255+1)" office:value-type="float" office:value="282">
            <text:p>282</text:p>
          </table:table-cell>
          <table:table-cell table:formula="of:=[.C13]-256" office:value-type="float" office:value="26">
            <text:p>26</text:p>
          </table:table-cell>
          <table:table-cell table:formula="of:=MIN(255-[.D13]*2; 255)" office:value-type="float" office:value="203">
            <text:p>203</text:p>
          </table:table-cell>
          <table:table-cell table:formula="of:=MIN(255+[.D13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>
            <text:p>1.2</text:p>
          </table:table-cell>
          <table:table-cell table:formula="of:=ROUND([.B14]*255+1)" office:value-type="float" office:value="307">
            <text:p>307</text:p>
          </table:table-cell>
          <table:table-cell table:formula="of:=[.C14]-256" office:value-type="float" office:value="51">
            <text:p>51</text:p>
          </table:table-cell>
          <table:table-cell table:formula="of:=MIN(255-[.D14]*2; 255)" office:value-type="float" office:value="153">
            <text:p>153</text:p>
          </table:table-cell>
          <table:table-cell table:formula="of:=MIN(255+[.D14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">
            <text:p>1.3</text:p>
          </table:table-cell>
          <table:table-cell table:formula="of:=ROUND([.B15]*255+1)" office:value-type="float" office:value="333">
            <text:p>333</text:p>
          </table:table-cell>
          <table:table-cell table:formula="of:=[.C15]-256" office:value-type="float" office:value="77">
            <text:p>77</text:p>
          </table:table-cell>
          <table:table-cell table:formula="of:=MIN(255-[.D15]*2; 255)" office:value-type="float" office:value="101">
            <text:p>101</text:p>
          </table:table-cell>
          <table:table-cell table:formula="of:=MIN(255+[.D15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">
            <text:p>1.4</text:p>
          </table:table-cell>
          <table:table-cell table:formula="of:=ROUND([.B16]*255+1)" office:value-type="float" office:value="358">
            <text:p>358</text:p>
          </table:table-cell>
          <table:table-cell table:formula="of:=[.C16]-256" office:value-type="float" office:value="102">
            <text:p>102</text:p>
          </table:table-cell>
          <table:table-cell table:formula="of:=MIN(255-[.D16]*2; 255)" office:value-type="float" office:value="51">
            <text:p>51</text:p>
          </table:table-cell>
          <table:table-cell table:formula="of:=MIN(255+[.D16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>
            <text:p>1.5</text:p>
          </table:table-cell>
          <table:table-cell table:formula="of:=ROUND([.B17]*255+1)" office:value-type="float" office:value="384">
            <text:p>384</text:p>
          </table:table-cell>
          <table:table-cell table:formula="of:=[.C17]-256" office:value-type="float" office:value="128">
            <text:p>128</text:p>
          </table:table-cell>
          <table:table-cell table:formula="of:=MIN(255-[.D17]*2; 255)" office:value-type="float" office:value="-1">
            <text:p>-1</text:p>
          </table:table-cell>
          <table:table-cell table:formula="of:=MIN(255+[.D17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">
            <text:p>1.6</text:p>
          </table:table-cell>
          <table:table-cell table:formula="of:=ROUND([.B18]*255+1)" office:value-type="float" office:value="409">
            <text:p>409</text:p>
          </table:table-cell>
          <table:table-cell table:formula="of:=[.C18]-256" office:value-type="float" office:value="153">
            <text:p>153</text:p>
          </table:table-cell>
          <table:table-cell table:formula="of:=MIN(255-[.D18]*2; 255)" office:value-type="float" office:value="-51">
            <text:p>-51</text:p>
          </table:table-cell>
          <table:table-cell table:formula="of:=MIN(255+[.D18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">
            <text:p>1.7</text:p>
          </table:table-cell>
          <table:table-cell table:formula="of:=ROUND([.B19]*255+1)" office:value-type="float" office:value="435">
            <text:p>435</text:p>
          </table:table-cell>
          <table:table-cell table:formula="of:=[.C19]-256" office:value-type="float" office:value="179">
            <text:p>179</text:p>
          </table:table-cell>
          <table:table-cell table:formula="of:=MIN(255-[.D19]*2; 255)" office:value-type="float" office:value="-103">
            <text:p>-103</text:p>
          </table:table-cell>
          <table:table-cell table:formula="of:=MIN(255+[.D19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ROUND([.B20]*255+1)" office:value-type="float" office:value="460">
            <text:p>460</text:p>
          </table:table-cell>
          <table:table-cell table:formula="of:=[.C20]-256" office:value-type="float" office:value="204">
            <text:p>204</text:p>
          </table:table-cell>
          <table:table-cell table:formula="of:=MIN(255-[.D20]*2; 255)" office:value-type="float" office:value="-153">
            <text:p>-153</text:p>
          </table:table-cell>
          <table:table-cell table:formula="of:=MIN(255+[.D20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">
            <text:p>1.9</text:p>
          </table:table-cell>
          <table:table-cell table:formula="of:=ROUND([.B21]*255+1)" office:value-type="float" office:value="486">
            <text:p>486</text:p>
          </table:table-cell>
          <table:table-cell table:formula="of:=[.C21]-256" office:value-type="float" office:value="230">
            <text:p>230</text:p>
          </table:table-cell>
          <table:table-cell table:formula="of:=MIN(255-[.D21]*2; 255)" office:value-type="float" office:value="-205">
            <text:p>-205</text:p>
          </table:table-cell>
          <table:table-cell table:formula="of:=MIN(255+[.D21]*2; 255)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ROUND([.B22]*255+1)" office:value-type="float" office:value="511">
            <text:p>511</text:p>
          </table:table-cell>
          <table:table-cell table:formula="of:=[.C22]-256" office:value-type="float" office:value="255">
            <text:p>255</text:p>
          </table:table-cell>
          <table:table-cell table:formula="of:=MIN(255-[.D22]*2; 255)" office:value-type="float" office:value="-255">
            <text:p>-255</text:p>
          </table:table-cell>
          <table:table-cell table:formula="of:=MIN(255+[.D22]*2; 255)" office:value-type="float" office:value="255">
            <text:p>255</text:p>
          </table:table-cell>
          <table:table-cell table:number-columns-repeated="3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6">02/06/2026</text:date>, <text:time>16:31:45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Tisoň</meta:initial-creator>
    <meta:creation-date>2026-02-06T16:13:52</meta:creation-date>
    <dc:date>2026-02-06T16:31:45</dc:date>
    <dc:creator>Rudolf Tisoň</dc:creator>
    <meta:editing-duration>PT2M33S</meta:editing-duration>
    <meta:editing-cycles>1</meta:editing-cycles>
    <meta:document-statistic meta:table-count="3" meta:cell-count="110" meta:object-count="1"/>
    <meta:generator>OpenOffice/4.1.15$Unix OpenOffice.org_project/4115m2$Build-981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List1.E1:List1.F22" chart:data-source-has-labels="row" svg:x="0.77cm" svg:y="0.855cm" svg:width="12.188cm" svg:height="7.545cm">
          <chartooo:coordinate-region svg:x="1.682cm" svg:y="1.054cm" svg:width="11.0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E1:List1.E22" chart:label-cell-address="List1.E1:List1.E1" chart:class="chart:line">
            <chart:data-point chart:repeated="22"/>
          </chart:series>
          <chart:series chart:style-name="ch7" chart:values-cell-range-address="List1.F1:List1.F22" chart:label-cell-address="List1.F1:List1.F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List1.E1:List1.E1</svg:desc>
                </draw:g>
              </table:table-cell>
              <table:table-cell office:value-type="string">
                <text:p>RIGHT</text:p>
                <draw:g>
                  <svg:desc>List1.F1:Lis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List1.E1:List1.E22</svg:desc>
                </draw:g>
              </table:table-cell>
              <table:table-cell office:value-type="float" office:value="NaN">
                <text:p>NaN</text:p>
                <draw:g>
                  <svg:desc>List1.F1:Lis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">
                <text:p>15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1">
                <text:p>-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3">
                <text:p>-1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3">
                <text:p>-15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5">
                <text:p>-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